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d" svg:font-family="Monospaced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Monospaced" fo:font-size="9pt" officeooo:rsid="00051cb9" officeooo:paragraph-rsid="00051cb9" style:font-size-asian="9pt" style:font-size-complex="9pt"/>
    </style:style>
    <style:style style:name="P2" style:family="paragraph" style:parent-style-name="Table_20_Contents">
      <style:text-properties officeooo:paragraph-rsid="00051cb9"/>
    </style:style>
    <style:style style:name="P3" style:family="paragraph" style:parent-style-name="Table_20_Contents">
      <style:text-properties style:font-name="Monospaced" fo:font-size="9pt" style:font-size-asian="9pt" style:font-size-complex="9pt"/>
    </style:style>
    <style:style style:name="P4" style:family="paragraph" style:parent-style-name="Table_20_Contents">
      <style:text-properties style:font-name="Monospaced" fo:font-size="9pt" officeooo:paragraph-rsid="00051cb9" style:font-size-asian="9pt" style:font-size-complex="9pt"/>
    </style:style>
    <style:style style:name="P5" style:family="paragraph" style:parent-style-name="Table_20_Contents">
      <style:text-properties style:font-name="Monospaced" fo:font-size="9pt" officeooo:rsid="00051cb9" officeooo:paragraph-rsid="00051cb9" style:font-size-asian="9pt" style:font-size-complex="9pt"/>
    </style:style>
    <style:style style:name="P6" style:family="paragraph" style:parent-style-name="Table_20_Contents">
      <style:text-properties style:font-name="Monospaced" fo:font-size="9pt" officeooo:rsid="00051cb9" officeooo:paragraph-rsid="0007a86b" style:font-size-asian="9pt" style:font-size-complex="9pt"/>
    </style:style>
    <style:style style:name="P7" style:family="paragraph" style:parent-style-name="Table_20_Contents">
      <style:text-properties style:font-name="Monospaced" fo:font-size="9pt" officeooo:paragraph-rsid="0005f6b8" style:font-size-asian="9pt" style:font-size-complex="9pt"/>
    </style:style>
    <style:style style:name="P8" style:family="paragraph" style:parent-style-name="Table_20_Contents">
      <style:text-properties style:font-name="Monospaced" fo:font-size="9pt" officeooo:paragraph-rsid="00095db2" style:font-size-asian="9pt" style:font-size-complex="9pt"/>
    </style:style>
    <style:style style:name="P9" style:family="paragraph" style:parent-style-name="Table_20_Contents">
      <style:text-properties style:font-name="Monospaced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051c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5db2" style:font-weight-asian="bold" style:font-weight-complex="bold"/>
    </style:style>
    <style:style style:name="T4" style:family="text">
      <style:text-properties officeooo:rsid="0007a86b"/>
    </style:style>
    <style:style style:name="T5" style:family="text">
      <style:text-properties officeooo:rsid="00095db2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jango/Py → Symfony/PHP</text:p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"/>
          </table:table-cell>
          <table:table-cell table:style-name="Tabela1.B1" office:value-type="string">
            <text:p text:style-name="P9">composer create-project symfony/website-skeleton <text:span text:style-name="T4">&lt;project-name&gt;</text:span></text:p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9">symfony server:start</text:p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B2" table:number-columns-spanned="2" office:value-type="string">
            <text:p text:style-name="P3">{% <text:span text:style-name="T2">extends</text:span> "base/base_form_twocolumns_mid.html.twig" %} - tak samo</text:p>
          </table:table-cell>
          <table:covered-table-cell/>
        </table:table-row>
        <table:table-row>
          <table:table-cell table:style-name="Tabela1.B2" table:number-columns-spanned="2" office:value-type="string">
            <text:p text:style-name="P4">{% <text:span text:style-name="T2">block</text:span> base_form_main_lower_buttons %} - tak samo</text:p>
          </table:table-cell>
          <table:covered-table-cell/>
        </table:table-row>
        <table:table-row>
          <table:table-cell table:style-name="Tabela1.B2" table:number-columns-spanned="2" office:value-type="string">
            <text:p text:style-name="P4">{% <text:span text:style-name="T2">verbatim</text:span> %}{% endverbatim %} - tak samo</text:p>
          </table:table-cell>
          <table:covered-table-cell/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{% <text:span text:style-name="T2">csrf_token</text:span> %}</text:p>
          </table:table-cell>
          <table:table-cell table:style-name="Tabela1.B2" office:value-type="string">
            <text:p text:style-name="P3">-</text:p>
            <text:p text:style-name="P5">albo</text:p>
            <text:p text:style-name="P6">&lt;input type="hidden" name="token" </text:p>
            <text:p text:style-name="P6"><text:s/>value="{{ <text:span text:style-name="T2">csrf_token</text:span>('itemslist') }}"/&gt;</text:p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>composer require <text:span text:style-name="T2">logger</text:span></text:p>
            <text:p text:style-name="P3">composer require annotations</text:p>
            <text:p text:style-name="P3">composer require twig</text:p>
            <text:p text:style-name="P3">composer require symfony/asset</text:p>
            <text:p text:style-name="P9">php bin/console debug:router</text:p>
            <text:p text:style-name="P3">php bin/console debug:twig</text:p>
          </table:table-cell>
        </table:table-row>
        <table:table-row>
          <table:table-cell table:style-name="Tabela1.A2" office:value-type="string">
            <text:p text:style-name="P3">{% <text:span text:style-name="T2">comment</text:span> %}</text:p>
          </table:table-cell>
          <table:table-cell table:style-name="Tabela1.B2" office:value-type="string">
            <text:p text:style-name="P3">{<text:span text:style-name="T1">#</text:span> comment <text:span text:style-name="T1">#</text:span>}</text:p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>{{ <text:span text:style-name="T2">include</text:span>('blog/_user_profile.html.twig') }}</text:p>
          </table:table-cell>
        </table:table-row>
        <table:table-row>
          <table:table-cell table:style-name="Tabela1.A2" office:value-type="string">
            <text:p text:style-name="P3">{% load i18n static %}</text:p>
          </table:table-cell>
          <table:table-cell table:style-name="Tabela1.B2" office:value-type="string">
            <text:p text:style-name="P3">-</text:p>
          </table:table-cell>
        </table:table-row>
        <table:table-row>
          <table:table-cell table:style-name="Tabela1.A2" office:value-type="string">
            <text:p text:style-name="P4">{% <text:span text:style-name="T2">static</text:span> 'img/favicon/favicon-16x16.png' %}</text:p>
          </table:table-cell>
          <table:table-cell table:style-name="Tabela1.B2" office:value-type="string">
            <text:p text:style-name="P3">{{ <text:span text:style-name="T2">asset</text:span>('images/logo.png') }}</text:p>
          </table:table-cell>
        </table:table-row>
        <table:table-row>
          <table:table-cell table:style-name="Tabela1.A2" office:value-type="string">
            <text:p text:style-name="P3">{% <text:span text:style-name="T2">url</text:span> 'invoices_main' %}</text:p>
          </table:table-cell>
          <table:table-cell table:style-name="Tabela1.B2" office:value-type="string">
            <text:p text:style-name="P3">{{ <text:span text:style-name="T2">path</text:span>('blog_post', {slug: post.slug}) }}</text:p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7">{{ <text:span text:style-name="T2">absolute_url</text:span>(asset('js/mang...')) }}</text:p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>{% if errors_message_list|<text:span text:style-name="T2">default</text:span> %}</text:p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>pagination</text:p>
            <text:p text:style-name="P3">http://geekster.pl/symfony/knp<text:span text:style-name="T2">paginator</text:span>bundle/</text:p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7">return </text:p>
            <text:p text:style-name="P7">new <text:span text:style-name="T2">JsonResponse</text:span>(array('name' =&gt; $name));</text:p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8">return </text:p>
            <text:p text:style-name="P8">$this-&gt;<text:span text:style-name="T2">redirectToRoute</text:span></text:p>
            <text:p text:style-name="P8">('<text:span text:style-name="T2">invoices_edit</text:span>', </text:p>
            <text:p text:style-name="P8"><text:span text:style-name="T3">array(</text:span>'invoice_id'<text:span text:style-name="T2">=&gt;</text:span>$invoice_id-&gt;getId()<text:span text:style-name="T3">)</text:span>)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d" svg:font-family="Monospaced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09:34:12.960538064</meta:creation-date>
    <dc:date>2020-04-28T10:00:45.344261890</dc:date>
    <meta:editing-duration>PT26M31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36" meta:word-count="109" meta:character-count="1020" meta:non-whitespace-character-count="942"/>
  </office:meta>
</office:document-meta>
</file>